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velopment roadmap</text:p>
      <text:h text:style-name="Heading_20_1" text:outline-level="1">API</text:h>
      <text:h text:style-name="Heading_20_2" text:outline-level="2">Database</text:h>
      <text:h text:style-name="Heading_20_3" text:outline-level="3">Structure</text:h>
      <text:h text:style-name="Heading_20_3" text:outline-level="3">Scaffolding</text:h>
      <text:h text:style-name="Heading_20_3" text:outline-level="3">Awards systen</text:h>
      <text:h text:style-name="Heading_20_4" text:outline-level="4">best way to code conditions ?</text:h>
      <text:h text:style-name="Heading_20_5" text:outline-level="5">log everything as an action</text:h>
      <text:h text:style-name="Heading_20_5" text:outline-level="5">observe action table, award searches based on action type</text:h>
      <text:h text:style-name="Heading_20_4" text:outline-level="4">based on action, round, career</text:h>
      <text:h text:style-name="Heading_20_5" text:outline-level="5">awarded per action</text:h>
      <text:h text:style-name="Heading_20_5" text:outline-level="5">awarded to handler, dog, team pair</text:h>
      <text:h text:style-name="Heading_20_2" text:outline-level="2">Admin Scaffolding</text:h>
      <text:h text:style-name="Heading_20_3" text:outline-level="3">remove event selector from game/add</text:h>
      <text:h text:style-name="Heading_20_3" text:outline-level="3">remove runs from actions/add</text:h>
      <text:h text:style-name="Heading_20_3" text:outline-level="3">remove award from handlers/add</text:h>
      <text:h text:style-name="Heading_20_3" text:outline-level="3">remove award from dogs/add</text:h>
      <text:h text:style-name="Heading_20_2" text:outline-level="2">REST Layer</text:h>
      <text:h text:style-name="Heading_20_3" text:outline-level="3">json routing</text:h>
      <text:h text:style-name="Heading_20_3" text:outline-level="3">serialized output</text:h>
      <text:h text:style-name="Heading_20_2" text:outline-level="2">Extend Controllers</text:h>
      <text:h text:style-name="Heading_20_3" text:outline-level="3">action input for runs</text:h>
      <text:h text:style-name="Heading_20_3" text:outline-level="3">award searches per action</text:h>
      <text:h text:style-name="Heading_20_3" text:outline-level="3">award searches per round</text:h>
      <text:h text:style-name="Heading_20_3" text:outline-level="3">build tests for json controllers</text:h>
      <text:h text:style-name="Heading_20_2" text:outline-level="2">Visual Layers</text:h>
      <text:h text:style-name="Heading_20_3" text:outline-level="3">Admin</text:h>
      <text:h text:style-name="Heading_20_3" text:outline-level="3">Public</text:h>
      <text:h text:style-name="Heading_20_2" text:outline-level="2">Authentication</text:h>
      <text:h text:style-name="Heading_20_3" text:outline-level="3">Admin Users</text:h>
      <text:h text:style-name="Heading_20_3" text:outline-level="3">WP/App Integration</text:h>
      <text:h text:style-name="Heading_20_1" text:outline-level="1">Wordpress</text:h>
      <text:h text:style-name="Heading_20_2" text:outline-level="2">API Framework</text:h>
      <text:h text:style-name="Heading_20_2" text:outline-level="2">Registration</text:h>
      <text:h text:style-name="Heading_20_3" text:outline-level="3">WP_user_id</text:h>
      <text:h text:style-name="Heading_20_2" text:outline-level="2">Shortcodes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